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.getDateWithoutOp( String dd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ter.getFilterKeys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triction.Restriction( String originalKey , String op ,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.apply( FKEY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init( String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